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61a" officeooo:paragraph-rsid="0011b61a"/>
    </style:style>
    <style:style style:name="P2" style:family="paragraph" style:parent-style-name="Standard">
      <style:text-properties officeooo:rsid="00129e3a" officeooo:paragraph-rsid="00129e3a"/>
    </style:style>
    <style:style style:name="P3" style:family="paragraph" style:parent-style-name="Standard">
      <style:text-properties officeooo:rsid="0014ec82" officeooo:paragraph-rsid="0014ec82"/>
    </style:style>
    <style:style style:name="P4" style:family="paragraph" style:parent-style-name="Standard">
      <style:text-properties fo:font-weight="bold" officeooo:rsid="0014ec82" officeooo:paragraph-rsid="0014ec8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ec82" officeooo:paragraph-rsid="0014ec82" style:font-weight-asian="bold" style:font-weight-complex="bold"/>
    </style:style>
    <style:style style:name="P6" style:family="paragraph" style:parent-style-name="Standard">
      <style:text-properties officeooo:rsid="0016a663" officeooo:paragraph-rsid="0016a663"/>
    </style:style>
    <style:style style:name="P7" style:family="paragraph" style:parent-style-name="Standard">
      <style:text-properties officeooo:paragraph-rsid="0016a663"/>
    </style:style>
    <style:style style:name="P8" style:family="paragraph" style:parent-style-name="Standard">
      <style:text-properties officeooo:rsid="00186ac9" officeooo:paragraph-rsid="00186ac9"/>
    </style:style>
    <style:style style:name="T1" style:family="text">
      <style:text-properties officeooo:rsid="0014ec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c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ec82" style:font-weight-asian="bold" style:font-weight-complex="bold"/>
    </style:style>
    <style:style style:name="T6" style:family="text">
      <style:text-properties officeooo:rsid="0016a663"/>
    </style:style>
    <style:style style:name="T7" style:family="text">
      <style:text-properties officeooo:rsid="00186ac9"/>
    </style:style>
    <style:style style:name="T8" style:family="text">
      <style:text-properties officeooo:rsid="001a2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Сайт с формой:</text:span><text:span text:style-name="T1"> </text:span><text:a xlink:type="simple" xlink:href="http://itcareer.pythonanywhere.com/" text:style-name="Internet_20_link" text:visited-style-name="Visited_20_Internet_20_Link">http://itcareer.pythonanywhere.com/</text:a></text:p>
      <text:p text:style-name="P1"/>
      <text:p text:style-name="P1"><text:span text:style-name="T4">Входные валидные данные:</text:span><text:line-break/><text:span text:style-name="T2">Name:</text:span> Tanya</text:p>
      <text:p text:style-name="P1"><text:span text:style-name="T2">Surname:</text:span> Akhlamionok</text:p>
      <text:p text:style-name="P1"><text:span text:style-name="T2">E-mail:</text:span> rainchild1994@gmail.com</text:p>
      <text:p text:style-name="P1"><text:span text:style-name="T3">P</text:span><text:span text:style-name="T2">assword:</text:span> 135000Miyuki!</text:p>
      <text:p text:style-name="P1"/>
      <text:p text:style-name="P5">Требования к форме</text:p>
      <text:p text:style-name="P3"/>
      <text:p text:style-name="P4">1. Поле Name</text:p>
      <text:p text:style-name="P3"/>
      <text:p text:style-name="P3">1.1 Максимальное и минимальное количество символов: 2 минимум, 128 максимум;</text:p>
      <text:p text:style-name="P3">1.2 Чувствительность к регистру: поле не чувствительно к регистру;</text:p>
      <text:p text:style-name="P3">1.3 Поле обязательное <text:span text:style-name="T6">и не может быть пустым</text:span>;</text:p>
      <text:p text:style-name="P3">1.4 Какие спецсимволы разрешены: “-”, “.”, “_”, “ ”;</text:p>
      <text:p text:style-name="P3">1.5 Язык ввода: Английский;</text:p>
      <text:p text:style-name="P3">1.6 Place Holder исчезает при нажатии на поле;</text:p>
      <text:p text:style-name="P6">1.7 У Place Holder должны быть кавычки, например “Name”;</text:p>
      <text:p text:style-name="P3">1.<text:span text:style-name="T6">8</text:span> При наведении фокуса подсказок быть не должно;</text:p>
      <text:p text:style-name="P3">1.<text:span text:style-name="T6">9</text:span> <text:span text:style-name="T6">При вводе запрещённых символов выдаёт ошибку;</text:span></text:p>
      <text:p text:style-name="P6">1.10 Если имя занято, ошибку не выдаёт;</text:p>
      <text:p text:style-name="P6">1.11 При обновлении страницы форма очищается;</text:p>
      <text:p text:style-name="P6">1.12 Имя может начинаться с цифр;</text:p>
      <text:p text:style-name="P6">1.13 Имя не может начинаться со спецсимволов;</text:p>
      <text:p text:style-name="P6">1.14 При нажатии клавиши Tab происходит переход между полями ввода;</text:p>
      <text:p text:style-name="P6">1.15 При нажатии клавиши Enter происходит отправка данных;</text:p>
      <text:p text:style-name="P6">1.16 Форма открывается в любом браузере;</text:p>
      <text:p text:style-name="P6">1.17 При отправке формы с невалидными данными форма очищается;</text:p>
      <text:p text:style-name="P7"><text:span text:style-name="T6">1.18 </text:span><text:span text:style-name="T7">Сообщение об ошибке должно указывать, где находится ошибка;</text:span></text:p>
      <text:p text:style-name="P8">1.19 При отправке формы с невалидными данными поле, где данные были неправильными, получает красную рамку;</text:p>
      <text:p text:style-name="P8">1.<text:span text:style-name="T8">20 -----допишу-----</text:span></text:p>
      <text:p text:style-name="P1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8" meta:word-count="179" meta:character-count="1238" meta:non-whitespace-character-count="1086"/>
  </office:meta>
</office:document-meta>
</file>